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PT Sans" svg:font-family="'PT Sans', Arial, sans-serif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7.276cm"/>
    </style:style>
    <style:style style:name="Table1.C" style:family="table-column">
      <style:table-column-properties style:column-width="7.726cm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222222" style:font-name="PT Sans" fo:font-size="12pt" fo:letter-spacing="normal" fo:font-style="normal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222222" style:font-name="PT Sans" fo:font-size="12pt" fo:letter-spacing="normal" fo:font-style="normal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222222" style:font-name="PT Sans" fo:font-size="12pt" fo:letter-spacing="normal" fo:font-style="normal" fo:font-weight="bold" officeooo:rsid="000884bd" officeooo:paragraph-rsid="000884b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222222" style:font-name="PT Sans" fo:font-size="12pt" fo:letter-spacing="normal" fo:font-style="normal" fo:font-weight="bold" officeooo:rsid="000884bd" officeooo:paragraph-rsid="000b7da0" style:font-weight-asian="bold" style:font-weight-complex="bold"/>
    </style:style>
    <style:style style:name="P5" style:family="paragraph" style:parent-style-name="Text_20_body">
      <style:paragraph-properties fo:text-align="end" style:justify-single-word="false"/>
      <style:text-properties fo:font-variant="normal" fo:text-transform="none" fo:color="#222222" style:font-name="PT Sans" fo:font-size="12pt" fo:letter-spacing="normal" fo:font-style="normal" fo:font-weight="bold" officeooo:rsid="000884bd" officeooo:paragraph-rsid="000b7da0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222222" style:font-name="PT Sans" fo:font-size="12pt" fo:letter-spacing="normal" fo:font-style="normal" fo:font-weight="bold" officeooo:rsid="0009a93c" officeooo:paragraph-rsid="000884bd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222222" style:font-name="PT Sans" fo:font-size="12pt" fo:letter-spacing="normal" fo:font-style="normal" fo:font-weight="bold" officeooo:rsid="0009a93c" officeooo:paragraph-rsid="0009a93c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222222" style:font-name="PT Sans" fo:font-size="12pt" fo:letter-spacing="normal" fo:font-style="normal" fo:font-weight="bold" officeooo:rsid="0009a93c" officeooo:paragraph-rsid="000b7da0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222222" style:font-name="PT Sans" fo:font-size="12pt" fo:letter-spacing="normal" fo:font-style="italic" fo:font-weight="bold" officeooo:rsid="0009a93c" officeooo:paragraph-rsid="000b7da0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/>
    </style:style>
    <style:style style:name="P11" style:family="paragraph" style:parent-style-name="Table_20_Contents">
      <style:paragraph-properties fo:text-align="justify" style:justify-single-word="false"/>
      <style:text-properties officeooo:rsid="00005fff" officeooo:paragraph-rsid="00005fff"/>
    </style:style>
    <style:style style:name="P12" style:family="paragraph" style:parent-style-name="Table_20_Contents">
      <style:paragraph-properties fo:text-align="center" style:justify-single-word="false"/>
      <style:text-properties officeooo:rsid="00005fff" officeooo:paragraph-rsid="00005fff"/>
    </style:style>
    <style:style style:name="P13" style:family="paragraph" style:parent-style-name="Table_20_Contents">
      <style:paragraph-properties fo:text-align="center" style:justify-single-word="false"/>
      <style:text-properties officeooo:rsid="00010e31" officeooo:paragraph-rsid="00010e31"/>
    </style:style>
    <style:style style:name="P14" style:family="paragraph" style:parent-style-name="Table_20_Contents">
      <style:paragraph-properties fo:text-align="center" style:justify-single-word="false"/>
      <style:text-properties officeooo:rsid="00024f64" officeooo:paragraph-rsid="00024f64"/>
    </style:style>
    <style:style style:name="P15" style:family="paragraph" style:parent-style-name="Table_20_Contents">
      <style:paragraph-properties fo:text-align="center" style:justify-single-word="false"/>
      <style:text-properties style:font-name="PT Sans" fo:font-size="12pt" officeooo:rsid="00005fff" officeooo:paragraph-rsid="0003513e" style:font-name-asian="Source Han Sans CN Regular" style:font-size-asian="14pt" style:font-name-complex="Lohit Devanagari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PT Sans" fo:font-size="12pt" officeooo:rsid="0003513e" officeooo:paragraph-rsid="0003513e" style:font-name-asian="Source Han Sans CN Regular" style:font-size-asian="14pt" style:font-name-complex="Lohit Devanagari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PT Sans" fo:font-size="12pt" style:font-name-asian="Source Han Sans CN Regular" style:font-size-asian="14pt" style:font-name-complex="Lohit Devanagari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PT Sans" fo:font-size="12pt" officeooo:rsid="00053a30" officeooo:paragraph-rsid="00053a30" style:font-name-asian="Source Han Sans CN Regular" style:font-size-asian="14pt" style:font-name-complex="Lohit Devanagari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PT Sans" fo:font-size="12pt" officeooo:rsid="00064c59" officeooo:paragraph-rsid="00064c59" style:font-name-asian="Source Han Sans CN Regular" style:font-size-asian="14pt" style:font-name-complex="Lohit Devanagari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officeooo:rsid="000e381d" officeooo:paragraph-rsid="000e381d"/>
    </style:style>
    <style:style style:name="P21" style:family="paragraph" style:parent-style-name="Heading_20_1">
      <style:text-properties fo:font-variant="normal" fo:text-transform="none" fo:color="#222222" style:font-name="PT Sans" fo:font-size="15pt" fo:letter-spacing="normal" fo:font-style="normal"/>
    </style:style>
    <style:style style:name="P22" style:family="paragraph" style:parent-style-name="Heading_20_3">
      <style:paragraph-properties fo:text-align="justify" style:justify-single-word="false"/>
      <style:text-properties fo:font-variant="normal" fo:text-transform="none" fo:color="#222222" style:font-name="PT Sans" fo:font-size="12pt" fo:letter-spacing="normal" fo:font-style="normal"/>
    </style:style>
    <style:style style:name="P23" style:family="paragraph" style:parent-style-name="Heading_20_3">
      <style:paragraph-properties fo:text-align="justify" style:justify-single-word="false"/>
      <style:text-properties fo:font-variant="normal" fo:text-transform="none" fo:color="#222222" style:font-name="PT Sans" fo:font-size="12pt" fo:letter-spacing="normal" fo:font-style="normal" fo:font-weight="bold" officeooo:rsid="000884bd" officeooo:paragraph-rsid="000884bd" style:font-weight-asian="bold" style:font-weight-complex="bold"/>
    </style:style>
    <style:style style:name="P24" style:family="paragraph" style:parent-style-name="Heading_20_3">
      <style:paragraph-properties fo:text-align="end" style:justify-single-word="false"/>
      <style:text-properties fo:font-variant="normal" fo:text-transform="none" fo:color="#222222" style:font-name="PT Sans" fo:font-size="12pt" fo:letter-spacing="normal" fo:font-style="normal" fo:font-weight="bold" officeooo:rsid="000884bd" officeooo:paragraph-rsid="000b7da0" style:font-weight-asian="bold" style:font-weight-complex="bold"/>
    </style:style>
    <style:style style:name="T1" style:family="text">
      <style:text-properties fo:font-variant="normal" fo:text-transform="none" fo:color="#222222" style:font-name="PT Sans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Courier 10 Pitch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Courier 10 Pitch" fo:font-size="12pt" fo:letter-spacing="normal" fo:font-style="normal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513e" style:font-weight-asian="bold" style:font-weight-complex="bold"/>
    </style:style>
    <style:style style:name="T6" style:family="text">
      <style:text-properties officeooo:rsid="000b7da0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ПП-2016 / Лабораторная работа 3. Создание многопоточных программ на OpenMP</text:h>
      <text:p text:style-name="P1"/>
      <text:h text:style-name="P22" text:outline-level="3">Задание 1</text:h>
      <text:p text:style-name="P10"><text:span text:style-name="T1">Распараллелить на OpenMP последовательную функцию </text:span><text:span text:style-name="Source_20_Text"><text:span text:style-name="T3">DGEMV</text:span></text:span><text:span text:style-name="T1">. Инициализацию данных выполнять в параллельных потоках. Определить предельные размеры матрицы и вектора (параметры m, n), которые можно перемножать на узле кластера Oak. Оценить ускорение параллельной программы на при числе потоков: 2, 4, 6, 8 и n = 10000, 20000.</text:span></text:p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15">Runing test <text:span text:style-name="T5">dgemv.</text:span><text:span text:style-name="T4">c</text:span> (omp-version) on oak.cluster</text:p>
          </table:table-cell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16">Threads</text:p>
          </table:table-cell>
          <table:table-cell table:style-name="Table2.A2" office:value-type="string">
            <text:p text:style-name="P16">Size: n = 10000</text:p>
          </table:table-cell>
          <table:table-cell table:style-name="Table2.C2" office:value-type="string">
            <text:p text:style-name="P16">Size: n = 20000</text:p>
          </table:table-cell>
        </table:table-row>
        <table:table-row>
          <table:covered-table-cell/>
          <table:table-cell table:style-name="Table2.C2" table:number-columns-spanned="2" office:value-type="string">
            <text:p text:style-name="P16">Speedup</text:p>
          </table:table-cell>
          <table:covered-table-cell/>
        </table:table-row>
        <table:table-row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9">2.45</text:p>
          </table:table-cell>
          <table:table-cell table:style-name="Table2.C2" office:value-type="string">
            <text:p text:style-name="P18">2.39</text:p>
          </table:table-cell>
        </table:table-row>
        <table:table-row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9">4.62</text:p>
          </table:table-cell>
          <table:table-cell table:style-name="Table2.C2" office:value-type="string">
            <text:p text:style-name="P18">4.29</text:p>
          </table:table-cell>
        </table:table-row>
        <table:table-row>
          <table:table-cell table:style-name="Table2.A2" office:value-type="string">
            <text:p text:style-name="P16">6</text:p>
          </table:table-cell>
          <table:table-cell table:style-name="Table2.A2" office:value-type="string">
            <text:p text:style-name="P19">6.12</text:p>
          </table:table-cell>
          <table:table-cell table:style-name="Table2.C2" office:value-type="string">
            <text:p text:style-name="P18">5.12</text:p>
          </table:table-cell>
        </table:table-row>
        <table:table-row>
          <table:table-cell table:style-name="Table2.A2" office:value-type="string">
            <text:p text:style-name="P16">8</text:p>
          </table:table-cell>
          <table:table-cell table:style-name="Table2.A2" office:value-type="string">
            <text:p text:style-name="P19">6.82</text:p>
          </table:table-cell>
          <table:table-cell table:style-name="Table2.C2" office:value-type="string">
            <text:p text:style-name="P18">5.64</text:p>
          </table:table-cell>
        </table:table-row>
      </table:table>
      <text:h text:style-name="P23" text:outline-level="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8">N=40000</text:p>
            <text:p text:style-name="P8">M=60000</text:p>
            <text:p text:style-name="P8">Memory used: 18311 MiB</text:p>
          </table:table-cell>
          <table:table-cell table:style-name="Table3.A1" office:value-type="string">
            <text:p text:style-name="P9">N=<text:span text:style-name="T6">5</text:span>0000</text:p>
            <text:p text:style-name="P9">M=60000</text:p>
            <text:p text:style-name="P9">Memory used: <text:span text:style-name="T6">22896</text:span> MiB</text:p>
          </table:table-cell>
          <table:table-cell table:style-name="Table3.C1" office:value-type="string">
            <text:h text:style-name="P24" text:outline-level="3">N=80000</text:h>
            <text:p text:style-name="P5">M=80000</text:p>
            <text:p text:style-name="P5">Memory used: 48829 Mib</text:p>
          </table:table-cell>
        </table:table-row>
        <table:table-row>
          <table:table-cell table:style-name="Table3.A2" table:number-columns-spanned="3" office:value-type="string">
            <text:p text:style-name="P4">[markov@oak dgemv]$ ssh cn1</text:p>
            <text:p text:style-name="P4">markov@cn1 ~]$ cat /proc/meminfo</text:p>
            <text:p text:style-name="P4">MemTotal: <text:s text:c="6"/>24540524 kB ~ 24 Gib</text:p>
          </table:table-cell>
          <table:covered-table-cell/>
          <table:covered-table-cell/>
        </table:table-row>
      </table:table>
      <text:p text:style-name="P6"/>
      <text:p text:style-name="P7"/>
      <text:h text:style-name="P23" text:outline-level="3"/>
      <text:p text:style-name="P3"/>
      <text:p text:style-name="P2"/>
      <text:h text:style-name="P22" text:outline-level="3"><text:soft-page-break/>Задание 2</text:h>
      <text:p text:style-name="P10"><text:span text:style-name="T1">Распараллелить на OpenMP функцию </text:span><text:span text:style-name="Source_20_Text"><text:span text:style-name="T3">hist</text:span></text:span><text:span text:style-name="Source_20_Text"><text:span text:style-name="T2"> </text:span></text:span><text:span text:style-name="T1">нормализации яркости изображения (линейное растягивание гистограммы). Оценить ускорение параллельной программы на при числе потоков: 2, 4, 6, 8 и для изображений 32768 * 32768 пикселей и 65536 * 65536.</text:span></text:p>
      <text:p text:style-name="P10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2">Runing test <text:span text:style-name="T4">hist.c</text:span> (omp-version) on oak.cluster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2">Threads</text:p>
          </table:table-cell>
          <table:table-cell table:style-name="Table1.A2" office:value-type="string">
            <text:p text:style-name="P12">Size: 32768*32768</text:p>
          </table:table-cell>
          <table:table-cell table:style-name="Table1.C2" office:value-type="string">
            <text:p text:style-name="P12">Size: 65536*65536</text:p>
          </table:table-cell>
        </table:table-row>
        <table:table-row>
          <table:covered-table-cell/>
          <table:table-cell table:style-name="Table1.C2" table:number-columns-spanned="2" office:value-type="string">
            <text:p text:style-name="P12">Speedup</text:p>
          </table:table-cell>
          <table:covered-table-cell/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4">1.73</text:p>
          </table:table-cell>
          <table:table-cell table:style-name="Table1.C2" office:value-type="string">
            <text:p text:style-name="P20">1.65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3">3.46</text:p>
          </table:table-cell>
          <table:table-cell table:style-name="Table1.C2" office:value-type="string">
            <text:p text:style-name="P20">3.30</text:p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3">5.18</text:p>
          </table:table-cell>
          <table:table-cell table:style-name="Table1.C2" office:value-type="string">
            <text:p text:style-name="P20">4.99</text:p>
          </table:table-cell>
        </table:table-row>
        <table:table-row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6.97</text:p>
          </table:table-cell>
          <table:table-cell table:style-name="Table1.C2" office:value-type="string">
            <text:p text:style-name="P20">6.67</text:p>
          </table:table-cell>
        </table:table-row>
      </table:table>
      <text:p text:style-name="P10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PT Sans" svg:font-family="'PT Sans', Arial, sans-serif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20:28:28.116296136</meta:creation-date>
    <dc:date>2016-10-27T22:34:41.731969826</dc:date>
    <meta:editing-duration>PT1H25M38S</meta:editing-duration>
    <meta:editing-cycles>9</meta:editing-cycles>
    <meta:generator>LibreOffice/5.1.6.2.0$Linux_X86_64 LibreOffice_project/10$Build-2</meta:generator>
    <meta:document-statistic meta:table-count="3" meta:image-count="0" meta:object-count="0" meta:page-count="2" meta:paragraph-count="51" meta:word-count="177" meta:character-count="1112" meta:non-whitespace-character-count="980"/>
  </office:meta>
</office:document-meta>
</file>